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5f73" officeooo:paragraph-rsid="00045f73"/>
    </style:style>
    <style:style style:name="P2" style:family="paragraph" style:parent-style-name="Standard">
      <style:text-properties officeooo:rsid="000643f7" officeooo:paragraph-rsid="00064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Github:)</text:p>
      <text:p text:style-name="P1"/>
      <text:p text:style-name="P2">Une première modifica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1:49:58.056937387</meta:creation-date>
    <dc:date>2019-12-06T11:51:58.539542591</dc:date>
    <meta:editing-duration>PT2M1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2" meta:word-count="5" meta:character-count="41" meta:non-whitespace-character-count="38"/>
  </office:meta>
</office:document-meta>
</file>